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doni 72" svg:font-family="'Bodoni 7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Bodoni 72"/>
    </style:style>
    <style:style style:name="P2" style:family="paragraph" style:parent-style-name="Heading_20_2">
      <style:text-properties style:font-name="Bodoni 72"/>
    </style:style>
    <style:style style:name="P3" style:family="paragraph" style:parent-style-name="Heading_20_1">
      <style:paragraph-properties fo:text-align="center" style:justify-single-word="false"/>
      <style:text-properties style:font-name="Bodoni 72"/>
    </style:style>
    <style:style style:name="T1" style:family="text">
      <style:text-properties style:font-name="Bodoni 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Notes</text:h>
      <text:h text:style-name="P2" text:outline-level="2">Three Letter Roots</text:h>
      <text:p text:style-name="Text_20_body"><text:span text:style-name="T1">KRT</text:span></text:p>
      <text:p text:style-name="Text_20_body"><text:span text:style-name="T1">TRE</text:span></text:p>
      <text:h text:style-name="P2" text:outline-level="2">Core Words</text:h>
      <text:p text:style-name="P1">Love</text:p>
      <text:p text:style-name="P1">Hate</text:p>
      <text:p text:style-name="P1">Good</text:p>
      <text:p text:style-name="P1">Ev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doni 72" svg:font-family="'Bodoni 7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Chapman</meta:initial-creator>
    <meta:creation-date>2024-11-12T22:56:49</meta:creation-date>
    <dc:date>2025-02-10T12:28:52</dc:date>
    <dc:creator>Michael Chapman</dc:creator>
    <meta:editing-duration>PT2M26S</meta:editing-duration>
    <meta:editing-cycles>3</meta:editing-cycles>
    <meta:generator>OpenOffice/4.1.15$Unix OpenOffice.org_project/4115m2$Build-9813</meta:generator>
    <meta:document-statistic meta:table-count="0" meta:image-count="0" meta:object-count="0" meta:page-count="1" meta:paragraph-count="9" meta:word-count="12" meta:character-count="55"/>
  </office:meta>
</office:document-meta>
</file>